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f5d" officeooo:paragraph-rsid="0001ff5d"/>
    </style:style>
    <style:style style:name="P2" style:family="paragraph" style:parent-style-name="Standard">
      <style:text-properties officeooo:rsid="0001ff5d" officeooo:paragraph-rsid="0003e2d6"/>
    </style:style>
    <style:style style:name="P3" style:family="paragraph" style:parent-style-name="Standard">
      <style:text-properties officeooo:rsid="0003e2d6" officeooo:paragraph-rsid="0003e2d6"/>
    </style:style>
    <style:style style:name="T1" style:family="text">
      <style:text-properties officeooo:rsid="0003e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- <text:span text:style-name="T1">Justification:</text:span></text:p>
      <text:p text:style-name="P2"/>
      <text:p text:style-name="P2"><text:span text:style-name="T1">The paper contributes to the literature in the following way: first it extends a previous bayesian model of opinion to multiple issues; second it shows that the number of issues, noise, and property of intransigents matter for the dynamic; third it shows that different psychological microfoundations for interaction lead to different, though related, macro-properties.</text:span></text:p>
      <text:p text:style-name="P2"/>
      <text:p text:style-name="P2">- <text:span text:style-name="T1">Why physica a :</text:span></text:p>
      <text:p text:style-name="P2"/>
      <text:p text:style-name="P3">The paper is firmly within the Opinion Dynamics research community. It is inspired by SocioPhysical methods and proclivities and give a relevant contribution to the are of Physics and Society and more generally to the understanding of public opinion.</text:p>
      <text:p text:style-name="P1"/>
      <text:p text:style-name="P1"/>
      <text:p text:style-name="P1">- <text:span text:style-name="T1">Confirmation:</text:span></text:p>
      <text:p text:style-name="P3">Yes, all writers agree to submit the papers as it is .</text:p>
      <text:p text:style-name="P3"/>
      <text:p text:style-name="P3">4 – Sources:</text:p>
      <text:p text:style-name="P3">All figures were authored by the writers.</text:p>
      <text:p text:style-name="P1"/>
      <text:p text:style-name="P1">Highlights</text:p>
      <text:p text:style-name="P1"/>
      <text:p text:style-name="P1">- Opinion dynamics with multiple issues differs from single issue dynamics;</text:p>
      <text:p text:style-name="P1">- Random opinion change has a relevant impact on social interaction;</text:p>
      <text:p text:style-name="P1">- Which trust strategy is employed by agents matters for the public opinion configurations;</text:p>
      <text:p text:style-name="P1">- Irrational consistency can be incorporated by a quasi-baeysian opinion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42:40.320673179</meta:creation-date>
    <dc:date>2019-09-17T10:54:45.587145398</dc:date>
    <meta:editing-duration>PT12M7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13" meta:word-count="170" meta:character-count="1091" meta:non-whitespace-character-count="933"/>
  </office:meta>
</office:document-meta>
</file>